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02D5DA5AA330EE52.png" manifest:media-type="image/png"/>
  <manifest:file-entry manifest:full-path="Pictures/10000201000002BC00000102D85439268838D850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2.572cm"/>
    </style:style>
    <style:style style:name="pr3" style:family="presentation" style:parent-style-name="Titel_20_und_20_Inhal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Meilenstein 5</text:span><text:span text:style-name="T1"><text:line-break/></text:span><text:span text:style-name="T1"> Burndown Ch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1.0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0">03/20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02D5DA5AA330EE52.png" xlink:type="simple" xlink:show="embed" xlink:actuate="onLoad" loext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3">
            <text:list-item>
              <text:p text:style-name="MP14"><text:span text:style-name="MT5">Mastertextformat bearbeiten</text:span></text:p>
              <text:list>
                <text:list-item>
                  <text:p text:style-name="MP15"><text:span text:style-name="MT6">Zweite Ebene</text:span></text:p>
                  <text:list>
                    <text:list-item>
                      <text:p text:style-name="MP15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3-20">03/20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9.892cm" svg:height="3.681cm" svg:x="3.635cm" svg:y="0.269cm" presentation:class="title" presentation:user-transformed="true">
        <draw:text-box>
          <text:p text:style-name="MP11"><text:span text:style-name="MT9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02D5DA5AA330EE52.png" xlink:type="simple" xlink:show="embed" xlink:actuate="onLoad" loext:mime-type="image/png">
          <text:p/>
        </draw:image>
      </draw:frame>
      <presentation:notes style:page-layout-name="PM0">
        <draw:page-thumbnail presentation:style-name="Titel_20_und_20_Inhalt-title" draw:layer="backgroundobjects" svg:width="18.624cm" svg:height="10.476cm" svg:x="1.482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13</meta:editing-cycles>
    <meta:creation-date>2017-10-02T10:51:52</meta:creation-date>
    <dc:date>2019-03-20T10:16:41.142769357</dc:date>
    <meta:editing-duration>PT10M31S</meta:editing-duration>
    <meta:generator>LibreOffice/6.1.3.2$Linux_X86_64 LibreOffice_project/1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407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" chart:interval-major="1" chart:interval-minor-divisor="5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10.022cm" svg:y="0.463cm" chart:style-name="ch2">
          <text:p>Meilenstein Burndown Chart</text:p>
        </chart:title>
        <chart:legend chart:legend-position="bottom" svg:x="11.733cm" svg:y="15.721cm" style:legend-expansion="wide" chart:style-name="ch3"/>
        <chart:plot-area chart:style-name="ch4" chart:data-source-has-labels="both" svg:x="1.282cm" svg:y="1.689cm" svg:width="28.776cm" svg:height="11.751cm">
          <chartooo:coordinate-region svg:x="2.01cm" svg:y="1.941cm" svg:width="27.292cm" svg:height="10.896cm"/>
          <chart:axis chart:dimension="x" chart:name="primary-x" chart:style-name="ch5" chartooo:axis-type="auto">
            <chartooo:date-scale chart:base-time-unit="days"/>
            <chart:title svg:x="15.004cm" svg:y="13.768cm" chart:style-name="ch6">
              <text:p>Tage</text:p>
            </chart:title>
            <chart:categories table:cell-range-address="local-table.$A$2:.$A$3"/>
          </chart:axis>
          <chart:axis chart:dimension="y" chart:name="primary-y" chart:style-name="ch7">
            <chart:title svg:x="0cm" svg:y="8.31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</table:table-row>
          </table:table-header-rows>
          <table:table-rows>
            <table:table-row>
              <table:table-cell office:value-type="string">
                <text:p>21-Fe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-Ma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